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1" svg:font-family="'Liberation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0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583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638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1.2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9pt" fo:font-style="italic" fo:font-weight="bold" style:font-name-asian="Liberation Sans1" style:font-size-asian="9pt" style:font-style-asian="italic" style:font-weight-asian="bold" style:font-name-complex="Liberation Sans1" style:font-size-complex="9pt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9pt" fo:font-weight="bold" style:font-name-asian="Liberation Sans1" style:font-size-asian="9pt" style:font-weight-asian="bold" style:font-name-complex="Liberation Sans1" style:font-size-complex="9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estResultsAv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nz</text:p>
          </table:table-cell>
          <table:table-cell table:style-name="ce1" office:value-type="string" calcext:value-type="string">
            <text:p>Ordering Method</text:p>
          </table:table-cell>
          <table:table-cell table:style-name="ce1" office:value-type="string" calcext:value-type="string">
            <text:p>Ordering time</text:p>
          </table:table-cell>
          <table:table-cell table:style-name="ce1" office:value-type="string" calcext:value-type="string">
            <text:p>Coloring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Total Colo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formula="of:=SUM([.F2];[.G2])"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Default" office:value-type="float" office:value="0.008" calcext:value-type="float">
            <text:p>0.0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L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8" calcext:value-type="float">
            <text:p>0.008</text:p>
          </table:table-cell>
          <table:table-cell table:formula="of:=SUM([.F3];[.G3])" office:value-type="float" office:value="0.032" calcext:value-type="float">
            <text:p>0.032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7" office:value-type="float" office:value="0.032" calcext:value-type="float">
            <text:p>0.032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IDO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8" calcext:value-type="float">
            <text:p>0.008</text:p>
          </table:table-cell>
          <table:table-cell table:formula="of:=SUM([.F4];[.G4])"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  <table:table-cell table:formula="of:=MIN([.I2:.I6])" office:value-type="float" office:value="38" calcext:value-type="float">
            <text:p>38</text:p>
          </table:table-cell>
          <table:table-cell table:style-name="ce7" office:value-type="float" office:value="0.024" calcext:value-type="float">
            <text:p>0.024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618" calcext:value-type="float">
            <text:p>0.618</text:p>
          </table:table-cell>
          <table:table-cell table:formula="of:=SUM([.F5];[.G5])" office:value-type="float" office:value="0.618" calcext:value-type="float">
            <text:p>0.618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7" office:value-type="float" office:value="0.636" calcext:value-type="float">
            <text:p>0.636</text:p>
          </table:table-cell>
          <table:table-cell table:style-name="Default" office:value-type="float" office:value="0.642" calcext:value-type="float">
            <text:p>0.6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276" calcext:value-type="float">
            <text:p>0.276</text:p>
          </table:table-cell>
          <table:table-cell table:formula="of:=SUM([.F6];[.G6])" office:value-type="float" office:value="0.276" calcext:value-type="float">
            <text:p>0.276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7" office:value-type="float" office:value="0.28" calcext:value-type="float">
            <text:p>0.28</text:p>
          </table:table-cell>
          <table:table-cell table:style-name="Default" office:value-type="float" office:value="0.28" calcext:value-type="float">
            <text:p>0.2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7];[.G7])" office:value-type="float" office:value="0.012" calcext:value-type="float">
            <text:p>0.012</text:p>
          </table:table-cell>
          <table:table-cell table:style-name="ce6" office:value-type="float" office:value="79" calcext:value-type="float">
            <text:p>79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Default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48" calcext:value-type="float">
            <text:p>0.048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8];[.G8])" office:value-type="float" office:value="0.058" calcext:value-type="float">
            <text:p>0.058</text:p>
          </table:table-cell>
          <table:table-cell table:style-name="ce6" office:value-type="float" office:value="62" calcext:value-type="float">
            <text:p>62</text:p>
          </table:table-cell>
          <table:table-cell/>
          <table:table-cell table:style-name="ce7" office:value-type="float" office:value="0.054" calcext:value-type="float">
            <text:p>0.054</text:p>
          </table:table-cell>
          <table:table-cell table:style-name="Default" office:value-type="float" office:value="0.056" calcext:value-type="float">
            <text:p>0.05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table:formula="of:=SUM([.F9];[.G9])" office:value-type="float" office:value="0.054" calcext:value-type="float">
            <text:p>0.054</text:p>
          </table:table-cell>
          <table:table-cell table:style-name="ce6" office:value-type="float" office:value="65" calcext:value-type="float">
            <text:p>65</text:p>
          </table:table-cell>
          <table:table-cell table:formula="of:=MIN([.I7:.I11])" office:value-type="float" office:value="54" calcext:value-type="float">
            <text:p>54</text:p>
          </table:table-cell>
          <table:table-cell table:style-name="ce7" office:value-type="float" office:value="0.058" calcext:value-type="float">
            <text:p>0.058</text:p>
          </table:table-cell>
          <table:table-cell table:style-name="Default" office:value-type="float" office:value="0.052" calcext:value-type="float">
            <text:p>0.05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938" calcext:value-type="float">
            <text:p>0.938</text:p>
          </table:table-cell>
          <table:table-cell table:style-name="ce6" table:formula="of:=SUM([.F10];[.G10])" office:value-type="float" office:value="0.938" calcext:value-type="float">
            <text:p>0.938</text:p>
          </table:table-cell>
          <table:table-cell table:style-name="ce6" office:value-type="float" office:value="54" calcext:value-type="float">
            <text:p>54</text:p>
          </table:table-cell>
          <table:table-cell/>
          <table:table-cell table:style-name="ce7" office:value-type="float" office:value="0.95" calcext:value-type="float">
            <text:p>0.95</text:p>
          </table:table-cell>
          <table:table-cell table:style-name="Default" office:value-type="float" office:value="0.964" calcext:value-type="float">
            <text:p>0.96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26" calcext:value-type="float">
            <text:p>0.26</text:p>
          </table:table-cell>
          <table:table-cell table:style-name="ce6" table:formula="of:=SUM([.F11];[.G11])" office:value-type="float" office:value="0.26" calcext:value-type="float">
            <text:p>0.26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style-name="ce7" office:value-type="float" office:value="0.268" calcext:value-type="float">
            <text:p>0.268</text:p>
          </table:table-cell>
          <table:table-cell table:style-name="Default" office:value-type="float" office:value="0.268" calcext:value-type="float">
            <text:p>0.2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LF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4" calcext:value-type="float">
            <text:p>0.054</text:p>
          </table:table-cell>
          <table:table-cell table:formula="of:=SUM([.F12];[.G12])" office:value-type="float" office:value="0.06" calcext:value-type="float">
            <text:p>0.06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" office:value-type="float" office:value="0.058" calcext:value-type="float">
            <text:p>0.058</text:p>
          </table:table-cell>
          <table:table-cell table:style-name="Default" office:value-type="float" office:value="0.072" calcext:value-type="float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LO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6" calcext:value-type="float">
            <text:p>0.046</text:p>
          </table:table-cell>
          <table:table-cell table:formula="of:=SUM([.F13];[.G13])" office:value-type="float" office:value="0.23" calcext:value-type="float">
            <text:p>0.23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7" office:value-type="float" office:value="0.232" calcext:value-type="float">
            <text:p>0.232</text:p>
          </table:table-cell>
          <table:table-cell table:style-name="Default" office:value-type="float" office:value="0.242" calcext:value-type="float">
            <text:p>0.2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IDO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" calcext:value-type="float">
            <text:p>0.05</text:p>
          </table:table-cell>
          <table:table-cell table:formula="of:=SUM([.F14];[.G14])" office:value-type="float" office:value="0.236" calcext:value-type="float">
            <text:p>0.236</text:p>
          </table:table-cell>
          <table:table-cell office:value-type="float" office:value="70" calcext:value-type="float">
            <text:p>70</text:p>
          </table:table-cell>
          <table:table-cell table:formula="of:=MIN([.I12:.I16])" office:value-type="float" office:value="56" calcext:value-type="float">
            <text:p>56</text:p>
          </table:table-cell>
          <table:table-cell table:style-name="ce7" office:value-type="float" office:value="0.228" calcext:value-type="float">
            <text:p>0.228</text:p>
          </table:table-cell>
          <table:table-cell table:style-name="Default" office:value-type="float" office:value="0.236" calcext:value-type="float">
            <text:p>0.2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4.548" calcext:value-type="float">
            <text:p>4.548</text:p>
          </table:table-cell>
          <table:table-cell table:formula="of:=SUM([.F15];[.G15])" office:value-type="float" office:value="4.548" calcext:value-type="float">
            <text:p>4.548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7" office:value-type="float" office:value="4.59" calcext:value-type="float">
            <text:p>4.59</text:p>
          </table:table-cell>
          <table:table-cell table:style-name="Default" office:value-type="float" office:value="4.642" calcext:value-type="float">
            <text:p>4.6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1.17" calcext:value-type="float">
            <text:p>1.17</text:p>
          </table:table-cell>
          <table:table-cell table:formula="of:=SUM([.F16];[.G16])" office:value-type="float" office:value="1.17" calcext:value-type="float">
            <text:p>1.17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7" office:value-type="float" office:value="1.198" calcext:value-type="float">
            <text:p>1.198</text:p>
          </table:table-cell>
          <table:table-cell table:style-name="Default" office:value-type="float" office:value="1.21" calcext:value-type="float">
            <text:p>1.2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17];[.G17])" office:value-type="float" office:value="0.01" calcext:value-type="float">
            <text:p>0.01</text:p>
          </table:table-cell>
          <table:table-cell table:style-name="ce6" office:value-type="float" office:value="89" calcext:value-type="float">
            <text:p>89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F18];[.G18])" office:value-type="float" office:value="0.026" calcext:value-type="float">
            <text:p>0.026</text:p>
          </table:table-cell>
          <table:table-cell table:style-name="ce6" office:value-type="float" office:value="70" calcext:value-type="float">
            <text:p>70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19];[.G19])" office:value-type="float" office:value="0.03" calcext:value-type="float">
            <text:p>0.03</text:p>
          </table:table-cell>
          <table:table-cell table:style-name="ce6" office:value-type="float" office:value="72" calcext:value-type="float">
            <text:p>72</text:p>
          </table:table-cell>
          <table:table-cell table:formula="of:=MIN([.I17:.I21])" office:value-type="float" office:value="65" calcext:value-type="float">
            <text:p>65</text:p>
          </table:table-cell>
          <table:table-cell table:style-name="ce7" office:value-type="float" office:value="0.03" calcext:value-type="float">
            <text:p>0.03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72" calcext:value-type="float">
            <text:p>0.72</text:p>
          </table:table-cell>
          <table:table-cell table:style-name="ce6" table:formula="of:=SUM([.F20];[.G20])" office:value-type="float" office:value="0.72" calcext:value-type="float">
            <text:p>0.72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style-name="ce7" office:value-type="float" office:value="0.696" calcext:value-type="float">
            <text:p>0.696</text:p>
          </table:table-cell>
          <table:table-cell table:style-name="Default" office:value-type="float" office:value="0.708" calcext:value-type="float">
            <text:p>0.70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388" calcext:value-type="float">
            <text:p>0.388</text:p>
          </table:table-cell>
          <table:table-cell table:style-name="ce6" table:formula="of:=SUM([.F21];[.G21])" office:value-type="float" office:value="0.388" calcext:value-type="float">
            <text:p>0.388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style-name="ce7" office:value-type="float" office:value="0.406" calcext:value-type="float">
            <text:p>0.406</text:p>
          </table:table-cell>
          <table:table-cell table:style-name="Default" office:value-type="float" office:value="0.43" calcext:value-type="float">
            <text:p>0.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SUM([.F22];[.G22])" office:value-type="float" office:value="0.02" calcext:value-type="float">
            <text:p>0.0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7" office:value-type="float" office:value="0.016" calcext:value-type="float">
            <text:p>0.016</text:p>
          </table:table-cell>
          <table:table-cell table:style-name="Default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LO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table:formula="of:=SUM([.F23];[.G23])" office:value-type="float" office:value="0.054" calcext:value-type="float">
            <text:p>0.054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7" office:value-type="float" office:value="0.052" calcext:value-type="float">
            <text:p>0.052</text:p>
          </table:table-cell>
          <table:table-cell table:style-name="Default" office:value-type="float" office:value="0.056" calcext:value-type="float">
            <text:p>0.0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IDO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8" calcext:value-type="float">
            <text:p>0.018</text:p>
          </table:table-cell>
          <table:table-cell table:formula="of:=SUM([.F24];[.G24])" office:value-type="float" office:value="0.056" calcext:value-type="float">
            <text:p>0.056</text:p>
          </table:table-cell>
          <table:table-cell office:value-type="float" office:value="70" calcext:value-type="float">
            <text:p>70</text:p>
          </table:table-cell>
          <table:table-cell table:formula="of:=MIN([.I22:.I26])" office:value-type="float" office:value="66" calcext:value-type="float">
            <text:p>66</text:p>
          </table:table-cell>
          <table:table-cell table:style-name="ce7" office:value-type="float" office:value="0.054" calcext:value-type="float">
            <text:p>0.054</text:p>
          </table:table-cell>
          <table:table-cell table:style-name="Default" office:value-type="float" office:value="0.058" calcext:value-type="float">
            <text:p>0.0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1.32" calcext:value-type="float">
            <text:p>1.32</text:p>
          </table:table-cell>
          <table:table-cell table:formula="of:=SUM([.F25];[.G25])" office:value-type="float" office:value="1.32" calcext:value-type="float">
            <text:p>1.32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7" office:value-type="float" office:value="1.292" calcext:value-type="float">
            <text:p>1.292</text:p>
          </table:table-cell>
          <table:table-cell table:style-name="Default" office:value-type="float" office:value="1.316" calcext:value-type="float">
            <text:p>1.3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708" calcext:value-type="float">
            <text:p>0.708</text:p>
          </table:table-cell>
          <table:table-cell table:formula="of:=SUM([.F26];[.G26])" office:value-type="float" office:value="0.708" calcext:value-type="float">
            <text:p>0.708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" office:value-type="float" office:value="0.742" calcext:value-type="float">
            <text:p>0.742</text:p>
          </table:table-cell>
          <table:table-cell table:style-name="Default" office:value-type="float" office:value="0.76" calcext:value-type="float">
            <text:p>0.7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27];[.G27])" office:value-type="float" office:value="0.01" calcext:value-type="float">
            <text:p>0.01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style-name="ce7" office:value-type="float" office:value="0.008" calcext:value-type="float">
            <text:p>0.008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28];[.G28])" office:value-type="float" office:value="0.022" calcext:value-type="float">
            <text:p>0.022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style-name="ce7" office:value-type="float" office:value="0.022" calcext:value-type="float">
            <text:p>0.022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29];[.G29])" office:value-type="float" office:value="0.026" calcext:value-type="float">
            <text:p>0.026</text:p>
          </table:table-cell>
          <table:table-cell table:style-name="ce6" office:value-type="float" office:value="64" calcext:value-type="float">
            <text:p>64</text:p>
          </table:table-cell>
          <table:table-cell table:formula="of:=MIN([.I27:.I31])" office:value-type="float" office:value="63" calcext:value-type="float">
            <text:p>63</text:p>
          </table:table-cell>
          <table:table-cell table:style-name="ce7" office:value-type="float" office:value="0.024" calcext:value-type="float">
            <text:p>0.024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13" calcext:value-type="float">
            <text:p>0.13</text:p>
          </table:table-cell>
          <table:table-cell table:style-name="ce6" table:formula="of:=SUM([.F30];[.G30])" office:value-type="float" office:value="0.13" calcext:value-type="float">
            <text:p>0.13</text:p>
          </table:table-cell>
          <table:table-cell table:style-name="ce6" office:value-type="float" office:value="64" calcext:value-type="float">
            <text:p>64</text:p>
          </table:table-cell>
          <table:table-cell/>
          <table:table-cell table:style-name="ce7" office:value-type="float" office:value="0.128" calcext:value-type="float">
            <text:p>0.128</text:p>
          </table:table-cell>
          <table:table-cell table:style-name="Default" office:value-type="float" office:value="0.13" calcext:value-type="float">
            <text:p>0.1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166" calcext:value-type="float">
            <text:p>0.166</text:p>
          </table:table-cell>
          <table:table-cell table:style-name="ce6" table:formula="of:=SUM([.F31];[.G31])" office:value-type="float" office:value="0.166" calcext:value-type="float">
            <text:p>0.166</text:p>
          </table:table-cell>
          <table:table-cell table:style-name="ce6" office:value-type="float" office:value="64" calcext:value-type="float">
            <text:p>64</text:p>
          </table:table-cell>
          <table:table-cell/>
          <table:table-cell table:style-name="ce7" office:value-type="float" office:value="0.172" calcext:value-type="float">
            <text:p>0.172</text:p>
          </table:table-cell>
          <table:table-cell table:style-name="Default" office:value-type="float" office:value="0.172" calcext:value-type="float">
            <text:p>0.1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SUM([.F32];[.G32])" office:value-type="float" office:value="0.01" calcext:value-type="float">
            <text:p>0.0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" office:value-type="float" office:value="0.014" calcext:value-type="float">
            <text:p>0.014</text:p>
          </table:table-cell>
          <table:table-cell table:style-name="Default" office:value-type="float" office:value="0.012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formula="of:=SUM([.F33];[.G33])"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style-name="Default" office:value-type="float" office:value="0.034" calcext:value-type="float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ID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" calcext:value-type="float">
            <text:p>0.012</text:p>
          </table:table-cell>
          <table:table-cell table:formula="of:=SUM([.F34];[.G34])" office:value-type="float" office:value="0.036" calcext:value-type="float">
            <text:p>0.036</text:p>
          </table:table-cell>
          <table:table-cell office:value-type="float" office:value="64" calcext:value-type="float">
            <text:p>64</text:p>
          </table:table-cell>
          <table:table-cell table:formula="of:=MIN([.I32:.I36])" office:value-type="float" office:value="63" calcext:value-type="float">
            <text:p>63</text:p>
          </table:table-cell>
          <table:table-cell table:style-name="ce7" office:value-type="float" office:value="0.036" calcext:value-type="float">
            <text:p>0.036</text:p>
          </table:table-cell>
          <table:table-cell table:style-name="Default" office:value-type="float" office:value="0.034" calcext:value-type="float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SUM([.F35];[.G35])" office:value-type="float" office:value="0.18" calcext:value-type="float">
            <text:p>0.18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7" office:value-type="float" office:value="0.178" calcext:value-type="float">
            <text:p>0.178</text:p>
          </table:table-cell>
          <table:table-cell table:style-name="Default" office:value-type="float" office:value="0.176" calcext:value-type="float">
            <text:p>0.1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226" calcext:value-type="float">
            <text:p>0.226</text:p>
          </table:table-cell>
          <table:table-cell table:formula="of:=SUM([.F36];[.G36])" office:value-type="float" office:value="0.226" calcext:value-type="float">
            <text:p>0.22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7" office:value-type="float" office:value="0.232" calcext:value-type="float">
            <text:p>0.232</text:p>
          </table:table-cell>
          <table:table-cell table:style-name="Default" office:value-type="float" office:value="0.238" calcext:value-type="float">
            <text:p>0.23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table:formula="of:=SUM([.F37];[.G37])" office:value-type="float" office:value="0.024" calcext:value-type="float">
            <text:p>0.024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style-name="Default" office:value-type="float" office:value="0.028" calcext:value-type="float">
            <text:p>0.02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table:formula="of:=SUM([.F38];[.G38])" office:value-type="float" office:value="0.076" calcext:value-type="float">
            <text:p>0.076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style-name="ce7" office:value-type="float" office:value="0.08" calcext:value-type="float">
            <text:p>0.08</text:p>
          </table:table-cell>
          <table:table-cell table:style-name="Default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formula="of:=SUM([.F39];[.G39])" office:value-type="float" office:value="0.09" calcext:value-type="float">
            <text:p>0.09</text:p>
          </table:table-cell>
          <table:table-cell table:style-name="ce6" office:value-type="float" office:value="64" calcext:value-type="float">
            <text:p>64</text:p>
          </table:table-cell>
          <table:table-cell table:formula="of:=MIN([.I37:.I41])" office:value-type="float" office:value="63" calcext:value-type="float">
            <text:p>63</text:p>
          </table:table-cell>
          <table:table-cell table:style-name="ce7" office:value-type="float" office:value="0.088" calcext:value-type="float">
            <text:p>0.088</text:p>
          </table:table-cell>
          <table:table-cell table:style-name="Default" office:value-type="float" office:value="0.09" calcext:value-type="float">
            <text:p>0.0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428" calcext:value-type="float">
            <text:p>0.428</text:p>
          </table:table-cell>
          <table:table-cell table:style-name="ce6" table:formula="of:=SUM([.F40];[.G40])" office:value-type="float" office:value="0.428" calcext:value-type="float">
            <text:p>0.428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style-name="ce7" office:value-type="float" office:value="0.43" calcext:value-type="float">
            <text:p>0.43</text:p>
          </table:table-cell>
          <table:table-cell table:style-name="Default" office:value-type="float" office:value="0.436" calcext:value-type="float">
            <text:p>0.43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57" calcext:value-type="float">
            <text:p>0.57</text:p>
          </table:table-cell>
          <table:table-cell table:style-name="ce6" table:formula="of:=SUM([.F41];[.G41])" office:value-type="float" office:value="0.57" calcext:value-type="float">
            <text:p>0.57</text:p>
          </table:table-cell>
          <table:table-cell table:style-name="ce6" office:value-type="float" office:value="64" calcext:value-type="float">
            <text:p>64</text:p>
          </table:table-cell>
          <table:table-cell/>
          <table:table-cell table:style-name="ce7" office:value-type="float" office:value="0.584" calcext:value-type="float">
            <text:p>0.584</text:p>
          </table:table-cell>
          <table:table-cell table:style-name="Default" office:value-type="float" office:value="0.592" calcext:value-type="float">
            <text:p>0.5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table:formula="of:=SUM([.F42];[.G42])" office:value-type="float" office:value="0.056" calcext:value-type="float">
            <text:p>0.056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" office:value-type="float" office:value="0.056" calcext:value-type="float">
            <text:p>0.056</text:p>
          </table:table-cell>
          <table:table-cell table:style-name="Default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LO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8" calcext:value-type="float">
            <text:p>0.058</text:p>
          </table:table-cell>
          <table:table-cell table:formula="of:=SUM([.F43];[.G43])" office:value-type="float" office:value="0.15" calcext:value-type="float">
            <text:p>0.15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7" office:value-type="float" office:value="0.154" calcext:value-type="float">
            <text:p>0.154</text:p>
          </table:table-cell>
          <table:table-cell table:style-name="Default" office:value-type="float" office:value="0.16" calcext:value-type="float">
            <text:p>0.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IDO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formula="of:=SUM([.F44];[.G44])" office:value-type="float" office:value="0.18" calcext:value-type="float">
            <text:p>0.18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7" office:value-type="float" office:value="0.18" calcext:value-type="float">
            <text:p>0.18</text:p>
          </table:table-cell>
          <table:table-cell table:style-name="Default" office:value-type="float" office:value="0.186" calcext:value-type="float">
            <text:p>0.1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888" calcext:value-type="float">
            <text:p>0.888</text:p>
          </table:table-cell>
          <table:table-cell table:formula="of:=SUM([.F45];[.G45])" office:value-type="float" office:value="0.888" calcext:value-type="float">
            <text:p>0.888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7" office:value-type="float" office:value="0.876" calcext:value-type="float">
            <text:p>0.876</text:p>
          </table:table-cell>
          <table:table-cell table:style-name="Default" office:value-type="float" office:value="0.898" calcext:value-type="float">
            <text:p>0.8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1.146" calcext:value-type="float">
            <text:p>1.146</text:p>
          </table:table-cell>
          <table:table-cell table:formula="of:=SUM([.F46];[.G46])" office:value-type="float" office:value="1.146" calcext:value-type="float">
            <text:p>1.14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7" office:value-type="float" office:value="1.18" calcext:value-type="float">
            <text:p>1.18</text:p>
          </table:table-cell>
          <table:table-cell table:style-name="Default" office:value-type="float" office:value="1.19" calcext:value-type="float">
            <text:p>1.1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F47];[.G47])" office:value-type="float" office:value="0.002" calcext:value-type="float">
            <text:p>0.002</text:p>
          </table:table-cell>
          <table:table-cell table:style-name="ce6" office:value-type="float" office:value="360" calcext:value-type="float">
            <text:p>36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F48];[.G48])" office:value-type="float" office:value="0.006" calcext:value-type="float">
            <text:p>0.006</text:p>
          </table:table-cell>
          <table:table-cell table:style-name="ce6" office:value-type="float" office:value="360" calcext:value-type="float">
            <text:p>360</text:p>
          </table:table-cell>
          <table:table-cell/>
          <table:table-cell table:style-name="ce7" office:value-type="float" office:value="0.004" calcext:value-type="float">
            <text:p>0.004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F49];[.G49])" office:value-type="float" office:value="0.004" calcext:value-type="float">
            <text:p>0.004</text:p>
          </table:table-cell>
          <table:table-cell table:style-name="ce6" office:value-type="float" office:value="360" calcext:value-type="float">
            <text:p>360</text:p>
          </table:table-cell>
          <table:table-cell table:formula="of:=MIN([.I47:.I51])" office:value-type="float" office:value="360" calcext:value-type="float">
            <text:p>360</text:p>
          </table:table-cell>
          <table:table-cell table:style-name="ce7" office:value-type="float" office:value="0.004" calcext:value-type="float">
            <text:p>0.004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094" calcext:value-type="float">
            <text:p>0.094</text:p>
          </table:table-cell>
          <table:table-cell table:style-name="ce6" table:formula="of:=SUM([.F50];[.G50])" office:value-type="float" office:value="0.094" calcext:value-type="float">
            <text:p>0.094</text:p>
          </table:table-cell>
          <table:table-cell table:style-name="ce6" office:value-type="float" office:value="360" calcext:value-type="float">
            <text:p>360</text:p>
          </table:table-cell>
          <table:table-cell/>
          <table:table-cell table:style-name="ce7" office:value-type="float" office:value="0.094" calcext:value-type="float">
            <text:p>0.094</text:p>
          </table:table-cell>
          <table:table-cell table:style-name="Default" office:value-type="float" office:value="0.094" calcext:value-type="float">
            <text:p>0.09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088" calcext:value-type="float">
            <text:p>0.088</text:p>
          </table:table-cell>
          <table:table-cell table:style-name="ce6" table:formula="of:=SUM([.F51];[.G51])" office:value-type="float" office:value="0.088" calcext:value-type="float">
            <text:p>0.088</text:p>
          </table:table-cell>
          <table:table-cell table:style-name="ce6" office:value-type="float" office:value="360" calcext:value-type="float">
            <text:p>360</text:p>
          </table:table-cell>
          <table:table-cell/>
          <table:table-cell table:style-name="ce7" office:value-type="float" office:value="0.086" calcext:value-type="float">
            <text:p>0.086</text:p>
          </table:table-cell>
          <table:table-cell table:style-name="Default" office:value-type="float" office:value="0.092" calcext:value-type="float">
            <text:p>0.0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formula="of:=SUM([.F52];[.G52])" office:value-type="float" office:value="0.036" calcext:value-type="float">
            <text:p>0.036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7" office:value-type="float" office:value="0.038" calcext:value-type="float">
            <text:p>0.038</text:p>
          </table:table-cell>
          <table:table-cell table:style-name="Default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LO</text:p>
          </table:table-cell>
          <table:table-cell office:value-type="float" office:value="0.19" calcext:value-type="float">
            <text:p>0.19</text:p>
          </table:table-cell>
          <table:table-cell office:value-type="float" office:value="0.036" calcext:value-type="float">
            <text:p>0.036</text:p>
          </table:table-cell>
          <table:table-cell table:formula="of:=SUM([.F53];[.G53])" office:value-type="float" office:value="0.226" calcext:value-type="float">
            <text:p>0.226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7" office:value-type="float" office:value="0.23" calcext:value-type="float">
            <text:p>0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IDO</text:p>
          </table:table-cell>
          <table:table-cell office:value-type="float" office:value="0.2" calcext:value-type="float">
            <text:p>0.2</text:p>
          </table:table-cell>
          <table:table-cell office:value-type="float" office:value="0.038" calcext:value-type="float">
            <text:p>0.038</text:p>
          </table:table-cell>
          <table:table-cell table:formula="of:=SUM([.F54];[.G54])" office:value-type="float" office:value="0.238" calcext:value-type="float">
            <text:p>0.238</text:p>
          </table:table-cell>
          <table:table-cell office:value-type="float" office:value="844" calcext:value-type="float">
            <text:p>844</text:p>
          </table:table-cell>
          <table:table-cell table:formula="of:=MIN([.I52:.I56])" office:value-type="float" office:value="844" calcext:value-type="float">
            <text:p>844</text:p>
          </table:table-cell>
          <table:table-cell table:style-name="ce7" office:value-type="float" office:value="0.24" calcext:value-type="float">
            <text:p>0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13.862" calcext:value-type="float">
            <text:p>13.862</text:p>
          </table:table-cell>
          <table:table-cell table:formula="of:=SUM([.F55];[.G55])" office:value-type="float" office:value="13.862" calcext:value-type="float">
            <text:p>13.862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7" office:value-type="float" office:value="13.748" calcext:value-type="float">
            <text:p>13.7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8.9" calcext:value-type="float">
            <text:p>8.9</text:p>
          </table:table-cell>
          <table:table-cell table:formula="of:=SUM([.F56];[.G56])" office:value-type="float" office:value="8.9" calcext:value-type="float">
            <text:p>8.9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7" office:value-type="float" office:value="9.014" calcext:value-type="float">
            <text:p>9.01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table:formula="of:=SUM([.F57];[.G57])" office:value-type="float" office:value="0.036" calcext:value-type="float">
            <text:p>0.036</text:p>
          </table:table-cell>
          <table:table-cell table:style-name="ce6" office:value-type="float" office:value="809" calcext:value-type="float">
            <text:p>809</text:p>
          </table:table-cell>
          <table:table-cell/>
          <table:table-cell table:style-name="ce7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19" calcext:value-type="float">
            <text:p>0.19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table:formula="of:=SUM([.F58];[.G58])" office:value-type="float" office:value="0.226" calcext:value-type="float">
            <text:p>0.226</text:p>
          </table:table-cell>
          <table:table-cell table:style-name="ce6" office:value-type="float" office:value="808" calcext:value-type="float">
            <text:p>808</text:p>
          </table:table-cell>
          <table:table-cell/>
          <table:table-cell table:style-name="ce7" office:value-type="float" office:value="0.232" calcext:value-type="float">
            <text:p>0.23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table:formula="of:=SUM([.F59];[.G59])" office:value-type="float" office:value="0.234" calcext:value-type="float">
            <text:p>0.234</text:p>
          </table:table-cell>
          <table:table-cell table:style-name="ce6" office:value-type="float" office:value="808" calcext:value-type="float">
            <text:p>808</text:p>
          </table:table-cell>
          <table:table-cell table:formula="of:=MIN([.I57:.I61])" office:value-type="float" office:value="808" calcext:value-type="float">
            <text:p>808</text:p>
          </table:table-cell>
          <table:table-cell table:style-name="ce7" office:value-type="float" office:value="0.24" calcext:value-type="float">
            <text:p>0.2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13.946" calcext:value-type="float">
            <text:p>13.946</text:p>
          </table:table-cell>
          <table:table-cell table:style-name="ce6" table:formula="of:=SUM([.F60];[.G60])" office:value-type="float" office:value="13.946" calcext:value-type="float">
            <text:p>13.946</text:p>
          </table:table-cell>
          <table:table-cell table:style-name="ce6" office:value-type="float" office:value="808" calcext:value-type="float">
            <text:p>808</text:p>
          </table:table-cell>
          <table:table-cell/>
          <table:table-cell table:style-name="ce7" office:value-type="float" office:value="13.832" calcext:value-type="float">
            <text:p>13.83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9.256" calcext:value-type="float">
            <text:p>9.256</text:p>
          </table:table-cell>
          <table:table-cell table:style-name="ce6" table:formula="of:=SUM([.F61];[.G61])" office:value-type="float" office:value="9.256" calcext:value-type="float">
            <text:p>9.256</text:p>
          </table:table-cell>
          <table:table-cell table:style-name="ce6" office:value-type="float" office:value="808" calcext:value-type="float">
            <text:p>808</text:p>
          </table:table-cell>
          <table:table-cell/>
          <table:table-cell table:style-name="ce7" office:value-type="float" office:value="9.332" calcext:value-type="float">
            <text:p>9.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formula="of:=SUM([.F62];[.G62])" office:value-type="float" office:value="0.002" calcext:value-type="float">
            <text:p>0.002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7" office:value-type="float" office:value="0.002" calcext:value-type="float">
            <text:p>0.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F63];[.G63])" office:value-type="float" office:value="0.006" calcext:value-type="float">
            <text:p>0.006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7"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IDO</text:p>
          </table:table-cell>
          <table:table-cell table:number-columns-repeated="2" office:value-type="float" office:value="0.004" calcext:value-type="float">
            <text:p>0.004</text:p>
          </table:table-cell>
          <table:table-cell table:formula="of:=SUM([.F64];[.G64])"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  <table:table-cell table:formula="of:=MIN([.I62:.I66])" office:value-type="float" office:value="228" calcext:value-type="float">
            <text:p>228</text:p>
          </table:table-cell>
          <table:table-cell table:style-name="ce7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SUM([.F65];[.G65])" office:value-type="float" office:value="0.06" calcext:value-type="float">
            <text:p>0.06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7" office:value-type="float" office:value="0.058" calcext:value-type="float">
            <text:p>0.0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SUM([.F66];[.G66])" office:value-type="float" office:value="0.032" calcext:value-type="float">
            <text:p>0.032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08" calcext:value-type="float">
            <text:p>0.508</text:p>
          </table:table-cell>
          <table:table-cell table:style-name="ce6" table:formula="of:=SUM([.F67];[.G67])" office:value-type="float" office:value="0.508" calcext:value-type="float">
            <text:p>0.508</text:p>
          </table:table-cell>
          <table:table-cell table:style-name="ce6" office:value-type="float" office:value="10500" calcext:value-type="float">
            <text:p>10500</text:p>
          </table:table-cell>
          <table:table-cell/>
          <table:table-cell table:style-name="ce7" office:value-type="float" office:value="0.51" calcext:value-type="float">
            <text:p>0.5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958" calcext:value-type="float">
            <text:p>0.958</text:p>
          </table:table-cell>
          <table:table-cell table:style-name="ce6" office:value-type="float" office:value="0.49" calcext:value-type="float">
            <text:p>0.49</text:p>
          </table:table-cell>
          <table:table-cell table:style-name="ce6" table:formula="of:=SUM([.F68];[.G68])" office:value-type="float" office:value="1.448" calcext:value-type="float">
            <text:p>1.448</text:p>
          </table:table-cell>
          <table:table-cell table:style-name="ce6" office:value-type="float" office:value="10500" calcext:value-type="float">
            <text:p>10500</text:p>
          </table:table-cell>
          <table:table-cell/>
          <table:table-cell table:style-name="ce7" office:value-type="float" office:value="1.466" calcext:value-type="float">
            <text:p>1.46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1.282" calcext:value-type="float">
            <text:p>1.282</text:p>
          </table:table-cell>
          <table:table-cell table:style-name="ce6" office:value-type="float" office:value="0.502" calcext:value-type="float">
            <text:p>0.502</text:p>
          </table:table-cell>
          <table:table-cell table:style-name="ce6" table:formula="of:=SUM([.F69];[.G69])" office:value-type="float" office:value="1.784" calcext:value-type="float">
            <text:p>1.784</text:p>
          </table:table-cell>
          <table:table-cell table:style-name="ce6" office:value-type="float" office:value="10500" calcext:value-type="float">
            <text:p>10500</text:p>
          </table:table-cell>
          <table:table-cell table:formula="of:=MIN([.I67:.I71])" office:value-type="float" office:value="10500" calcext:value-type="float">
            <text:p>10500</text:p>
          </table:table-cell>
          <table:table-cell table:style-name="ce7" office:value-type="float" office:value="1.81" calcext:value-type="float">
            <text:p>1.8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2015.93" calcext:value-type="float">
            <text:p>2015.93</text:p>
          </table:table-cell>
          <table:table-cell table:style-name="ce6" table:formula="of:=SUM([.F70];[.G70])" office:value-type="float" office:value="2015.93" calcext:value-type="float">
            <text:p>2015.93</text:p>
          </table:table-cell>
          <table:table-cell table:style-name="ce6" office:value-type="float" office:value="10500" calcext:value-type="float">
            <text:p>105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1440.848" calcext:value-type="float">
            <text:p>1440.848</text:p>
          </table:table-cell>
          <table:table-cell table:style-name="ce6" table:formula="of:=SUM([.F71];[.G71])" office:value-type="float" office:value="1440.848" calcext:value-type="float">
            <text:p>1440.848</text:p>
          </table:table-cell>
          <table:table-cell table:style-name="ce6" office:value-type="float" office:value="10500" calcext:value-type="float">
            <text:p>10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LFO</text:p>
          </table:table-cell>
          <table:table-cell table:number-columns-repeated="2" office:value-type="float" office:value="0.002" calcext:value-type="float">
            <text:p>0.002</text:p>
          </table:table-cell>
          <table:table-cell table:formula="of:=SUM([.F72];[.G72])" office:value-type="float" office:value="0.004" calcext:value-type="float">
            <text:p>0.004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F73];[.G73])" office:value-type="float" office:value="0.006" calcext:value-type="float">
            <text:p>0.006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ID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formula="of:=SUM([.F74];[.G74])" office:value-type="float" office:value="0.01" calcext:value-type="float">
            <text:p>0.01</text:p>
          </table:table-cell>
          <table:table-cell office:value-type="float" office:value="123" calcext:value-type="float">
            <text:p>123</text:p>
          </table:table-cell>
          <table:table-cell table:formula="of:=MIN([.I72:.I76])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SUM([.F75];[.G75])" office:value-type="float" office:value="0.04" calcext:value-type="float">
            <text:p>0.04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56" calcext:value-type="float">
            <text:p>0.056</text:p>
          </table:table-cell>
          <table:table-cell table:formula="of:=SUM([.F76];[.G76])" office:value-type="float" office:value="0.056" calcext:value-type="float">
            <text:p>0.056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F77];[.G77])" office:value-type="float" office:value="0.006" calcext:value-type="float">
            <text:p>0.006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F78];[.G78])" office:value-type="float" office:value="0.014" calcext:value-type="float">
            <text:p>0.014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F79];[.G79])" office:value-type="float" office:value="0.016" calcext:value-type="float">
            <text:p>0.016</text:p>
          </table:table-cell>
          <table:table-cell table:style-name="ce6" office:value-type="float" office:value="170" calcext:value-type="float">
            <text:p>170</text:p>
          </table:table-cell>
          <table:table-cell table:formula="of:=MIN([.I77:.I81])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108" calcext:value-type="float">
            <text:p>0.108</text:p>
          </table:table-cell>
          <table:table-cell table:style-name="ce6" table:formula="of:=SUM([.F80];[.G80])" office:value-type="float" office:value="0.108" calcext:value-type="float">
            <text:p>0.108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184" calcext:value-type="float">
            <text:p>0.184</text:p>
          </table:table-cell>
          <table:table-cell table:style-name="ce6" table:formula="of:=SUM([.F81];[.G81])" office:value-type="float" office:value="0.184" calcext:value-type="float">
            <text:p>0.184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formula="of:=SUM([.F82];[.G82])" office:value-type="float" office:value="0.022" calcext:value-type="float">
            <text:p>0.022</text:p>
          </table:table-cell>
          <table:table-cell office:value-type="float" office:value="334" calcext:value-type="float">
            <text:p>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SLO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2" calcext:value-type="float">
            <text:p>0.012</text:p>
          </table:table-cell>
          <table:table-cell table:formula="of:=SUM([.F83];[.G83])" office:value-type="float" office:value="0.09" calcext:value-type="float">
            <text:p>0.09</text:p>
          </table:table-cell>
          <table:table-cell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IDO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8" calcext:value-type="float">
            <text:p>0.018</text:p>
          </table:table-cell>
          <table:table-cell table:formula="of:=SUM([.F84];[.G84])" office:value-type="float" office:value="0.12" calcext:value-type="float">
            <text:p>0.12</text:p>
          </table:table-cell>
          <table:table-cell office:value-type="float" office:value="326" calcext:value-type="float">
            <text:p>326</text:p>
          </table:table-cell>
          <table:table-cell table:formula="of:=MIN([.I82:.I86])" office:value-type="float" office:value="325" calcext:value-type="float">
            <text:p>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1.002" calcext:value-type="float">
            <text:p>1.002</text:p>
          </table:table-cell>
          <table:table-cell table:formula="of:=SUM([.F85];[.G85])" office:value-type="float" office:value="1.002" calcext:value-type="float">
            <text:p>1.002</text:p>
          </table:table-cell>
          <table:table-cell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2.38" calcext:value-type="float">
            <text:p>2.38</text:p>
          </table:table-cell>
          <table:table-cell table:formula="of:=SUM([.F86];[.G86])" office:value-type="float" office:value="2.38" calcext:value-type="float">
            <text:p>2.38</text:p>
          </table:table-cell>
          <table:table-cell office:value-type="float" office:value="328" calcext:value-type="float">
            <text:p>3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F87];[.G87])" office:value-type="float" office:value="0.008" calcext:value-type="float">
            <text:p>0.008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F88];[.G88])" office:value-type="float" office:value="0.018" calcext:value-type="float">
            <text:p>0.018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F89];[.G89])" office:value-type="float" office:value="0.02" calcext:value-type="float">
            <text:p>0.02</text:p>
          </table:table-cell>
          <table:table-cell table:style-name="ce6" office:value-type="float" office:value="85" calcext:value-type="float">
            <text:p>85</text:p>
          </table:table-cell>
          <table:table-cell table:formula="of:=MIN([.I87:.I91])"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694" calcext:value-type="float">
            <text:p>0.694</text:p>
          </table:table-cell>
          <table:table-cell table:style-name="ce6" table:formula="of:=SUM([.F90];[.G90])" office:value-type="float" office:value="0.694" calcext:value-type="float">
            <text:p>0.694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328" calcext:value-type="float">
            <text:p>0.328</text:p>
          </table:table-cell>
          <table:table-cell table:style-name="ce6" table:formula="of:=SUM([.F91];[.G91])" office:value-type="float" office:value="0.328" calcext:value-type="float">
            <text:p>0.32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formula="of:=SUM([.F92];[.G92])" office:value-type="float" office:value="0.006" calcext:value-type="float">
            <text:p>0.006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formula="of:=SUM([.F93];[.G93])"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IDO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formula="of:=SUM([.F94];[.G94])" office:value-type="float" office:value="0.014" calcext:value-type="float">
            <text:p>0.014</text:p>
          </table:table-cell>
          <table:table-cell office:value-type="float" office:value="96" calcext:value-type="float">
            <text:p>96</text:p>
          </table:table-cell>
          <table:table-cell table:formula="of:=MIN([.I92:.I96])"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SUM([.F95];[.G95])" office:value-type="float" office:value="0.06" calcext:value-type="float">
            <text:p>0.06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22" calcext:value-type="float">
            <text:p>0.022</text:p>
          </table:table-cell>
          <table:table-cell table:formula="of:=SUM([.F96];[.G96])" office:value-type="float" office:value="0.022" calcext:value-type="float">
            <text:p>0.022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F97];[.G97])" office:value-type="float" office:value="0.008" calcext:value-type="float">
            <text:p>0.00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F98];[.G98])" office:value-type="float" office:value="0.02" calcext:value-type="float">
            <text:p>0.02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F99];[.G99])" office:value-type="float" office:value="0.03" calcext:value-type="float">
            <text:p>0.03</text:p>
          </table:table-cell>
          <table:table-cell table:style-name="ce6" office:value-type="float" office:value="96" calcext:value-type="float">
            <text:p>96</text:p>
          </table:table-cell>
          <table:table-cell table:formula="of:=MIN([.I97:.I101])"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142" calcext:value-type="float">
            <text:p>0.142</text:p>
          </table:table-cell>
          <table:table-cell table:style-name="ce6" table:formula="of:=SUM([.F100];[.G100])" office:value-type="float" office:value="0.142" calcext:value-type="float">
            <text:p>0.142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048" calcext:value-type="float">
            <text:p>0.048</text:p>
          </table:table-cell>
          <table:table-cell table:style-name="ce6" table:formula="of:=SUM([.F101];[.G101])" office:value-type="float" office:value="0.048" calcext:value-type="float">
            <text:p>0.04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LF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02];[.G102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F103];[.G103])" office:value-type="float" office:value="0.006" calcext:value-type="float">
            <text:p>0.006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D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04];[.G104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MIN([.I102:.I10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SUM([.F105];[.G105])"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06" calcext:value-type="float">
            <text:p>0.006</text:p>
          </table:table-cell>
          <table:table-cell table:formula="of:=SUM([.F106];[.G106])" office:value-type="float" office:value="0.006" calcext:value-type="float">
            <text:p>0.006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 table:number-rows-repeated="25">
          <table:table-cell table:number-columns-repeated="1024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3 Enabled" table:style-name="ta2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ID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LO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0.058" calcext:value-type="float">
            <text:p>0.0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IDO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6" calcext:value-type="float">
            <text:p>0.0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LO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2" calcext:value-type="float">
            <text:p>0.042</text:p>
          </table:table-cell>
          <table:table-cell office:value-type="float" office:value="0.234" calcext:value-type="float">
            <text:p>0.2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IDO</text:p>
          </table:table-cell>
          <table:table-cell office:value-type="float" office:value="0.19" calcext:value-type="float">
            <text:p>0.1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6" calcext:value-type="float">
            <text:p>0.2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2" calcext:value-type="float">
            <text:p>4.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02" calcext:value-type="float">
            <text:p>1.2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ID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4" calcext:value-type="float">
            <text:p>0.6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LO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IDO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" calcext:value-type="float">
            <text:p>0.0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86" calcext:value-type="float">
            <text:p>1.2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6" calcext:value-type="float">
            <text:p>0.7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LO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4" calcext:value-type="float">
            <text:p>0.0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IDO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LO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IDO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032" calcext:value-type="float">
            <text:p>0.0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LO</text:p>
          </table:table-cell>
          <table:table-cell office:value-type="float" office:value="0.05" calcext:value-type="float">
            <text:p>0.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4" calcext:value-type="float">
            <text:p>0.0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IDO</text:p>
          </table:table-cell>
          <table:table-cell office:value-type="float" office:value="0.06" calcext:value-type="float">
            <text:p>0.0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6" calcext:value-type="float">
            <text:p>0.0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LO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IDO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" calcext:value-type="float">
            <text:p>0.06</text:p>
          </table:table-cell>
          <table:table-cell office:value-type="float" office:value="0.182" calcext:value-type="float">
            <text:p>0.1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84" calcext:value-type="float">
            <text:p>1.1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LO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ID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LO</text:p>
          </table:table-cell>
          <table:table-cell office:value-type="float" office:value="0.19" calcext:value-type="float">
            <text:p>0.19</text:p>
          </table:table-cell>
          <table:table-cell office:value-type="float" office:value="0.038" calcext:value-type="float">
            <text:p>0.038</text:p>
          </table:table-cell>
          <table:table-cell office:value-type="float" office:value="0.228" calcext:value-type="float">
            <text:p>0.22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IDO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8" calcext:value-type="float">
            <text:p>0.23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642" calcext:value-type="float">
            <text:p>13.64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992" calcext:value-type="float">
            <text:p>8.99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LO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28" calcext:value-type="float">
            <text:p>0.22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IDO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44" calcext:value-type="float">
            <text:p>0.24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788" calcext:value-type="float">
            <text:p>13.78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376" calcext:value-type="float">
            <text:p>9.37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LF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L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IDO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2" calcext:value-type="float">
            <text:p>0.512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SLO</text:p>
          </table:table-cell>
          <table:table-cell office:value-type="float" office:value="0.958" calcext:value-type="float">
            <text:p>0.958</text:p>
          </table:table-cell>
          <table:table-cell office:value-type="float" office:value="0.498" calcext:value-type="float">
            <text:p>0.498</text:p>
          </table:table-cell>
          <table:table-cell office:value-type="float" office:value="1.456" calcext:value-type="float">
            <text:p>1.456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IDO</text:p>
          </table:table-cell>
          <table:table-cell office:value-type="float" office:value="1.294" calcext:value-type="float">
            <text:p>1.294</text:p>
          </table:table-cell>
          <table:table-cell office:value-type="float" office:value="0.508" calcext:value-type="float">
            <text:p>0.508</text:p>
          </table:table-cell>
          <table:table-cell office:value-type="float" office:value="1.802" calcext:value-type="float">
            <text:p>1.802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2">
        <table:table-column table:style-name="co8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ID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2" calcext:value-type="float">
            <text:p>0.6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LO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0.058" calcext:value-type="float">
            <text:p>0.0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IDO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6" calcext:value-type="float">
            <text:p>0.0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ta/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LO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2" calcext:value-type="float">
            <text:p>0.042</text:p>
          </table:table-cell>
          <table:table-cell office:value-type="float" office:value="0.234" calcext:value-type="float">
            <text:p>0.2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IDO</text:p>
          </table:table-cell>
          <table:table-cell office:value-type="float" office:value="0.19" calcext:value-type="float">
            <text:p>0.1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6" calcext:value-type="float">
            <text:p>0.2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2" calcext:value-type="float">
            <text:p>4.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02" calcext:value-type="float">
            <text:p>1.2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ID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4" calcext:value-type="float">
            <text:p>0.6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ta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LO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IDO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" calcext:value-type="float">
            <text:p>0.0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86" calcext:value-type="float">
            <text:p>1.2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6" calcext:value-type="float">
            <text:p>0.7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LO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4" calcext:value-type="float">
            <text:p>0.0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IDO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LO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IDO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032" calcext:value-type="float">
            <text:p>0.0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LO</text:p>
          </table:table-cell>
          <table:table-cell office:value-type="float" office:value="0.05" calcext:value-type="float">
            <text:p>0.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4" calcext:value-type="float">
            <text:p>0.0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IDO</text:p>
          </table:table-cell>
          <table:table-cell office:value-type="float" office:value="0.06" calcext:value-type="float">
            <text:p>0.0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6" calcext:value-type="float">
            <text:p>0.0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LO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IDO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" calcext:value-type="float">
            <text:p>0.06</text:p>
          </table:table-cell>
          <table:table-cell office:value-type="float" office:value="0.182" calcext:value-type="float">
            <text:p>0.1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84" calcext:value-type="float">
            <text:p>1.1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LO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ID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LO</text:p>
          </table:table-cell>
          <table:table-cell office:value-type="float" office:value="0.19" calcext:value-type="float">
            <text:p>0.19</text:p>
          </table:table-cell>
          <table:table-cell office:value-type="float" office:value="0.038" calcext:value-type="float">
            <text:p>0.038</text:p>
          </table:table-cell>
          <table:table-cell office:value-type="float" office:value="0.228" calcext:value-type="float">
            <text:p>0.22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IDO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8" calcext:value-type="float">
            <text:p>0.23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642" calcext:value-type="float">
            <text:p>13.64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992" calcext:value-type="float">
            <text:p>8.99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LO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28" calcext:value-type="float">
            <text:p>0.22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IDO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44" calcext:value-type="float">
            <text:p>0.24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788" calcext:value-type="float">
            <text:p>13.78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376" calcext:value-type="float">
            <text:p>9.37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LF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L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IDO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2" calcext:value-type="float">
            <text:p>0.512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SLO</text:p>
          </table:table-cell>
          <table:table-cell office:value-type="float" office:value="0.958" calcext:value-type="float">
            <text:p>0.958</text:p>
          </table:table-cell>
          <table:table-cell office:value-type="float" office:value="0.498" calcext:value-type="float">
            <text:p>0.498</text:p>
          </table:table-cell>
          <table:table-cell office:value-type="float" office:value="1.456" calcext:value-type="float">
            <text:p>1.456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data/lp_fit2d.mtx</text:p>
          </table:table-cell>
          <table:table-cell office:value-type="float" office:value="25" calcext:value-type="float">
            <text:p>25</text:p>
          </table:table-cell>
          <table:table-cell office:value-type="float" office:value="10524" calcext:value-type="float">
            <text:p>10524</text:p>
          </table:table-cell>
          <table:table-cell office:value-type="float" office:value="129042" calcext:value-type="float">
            <text:p>129042</text:p>
          </table:table-cell>
          <table:table-cell office:value-type="string" calcext:value-type="string">
            <text:p>IDO</text:p>
          </table:table-cell>
          <table:table-cell office:value-type="float" office:value="1.294" calcext:value-type="float">
            <text:p>1.294</text:p>
          </table:table-cell>
          <table:table-cell office:value-type="float" office:value="0.508" calcext:value-type="float">
            <text:p>0.508</text:p>
          </table:table-cell>
          <table:table-cell office:value-type="float" office:value="1.802" calcext:value-type="float">
            <text:p>1.802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 table:number-rows-repeated="104850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8" table:default-cell-style-name="ce10"/>
        <table:table-column table:style-name="co12" table:default-cell-style-name="ce7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nz</text:p>
          </table:table-cell>
          <table:table-cell table:style-name="ce1" office:value-type="string" calcext:value-type="string">
            <text:p>Ordering Method</text:p>
          </table:table-cell>
          <table:table-cell table:style-name="ce1" office:value-type="string" calcext:value-type="string">
            <text:p>Total Colors</text:p>
          </table:table-cell>
          <table:table-cell table:style-name="ce8" office:value-type="string" calcext:value-type="string">
            <text:p>Total Time</text:p>
          </table:table-cell>
          <table:table-cell table:style-name="ce11" office:value-type="string" calcext:value-type="string">
            <text:p>Time (Enabling O3)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42" calcext:value-type="float">
            <text:p>42</text:p>
          </table:table-cell>
          <table:table-cell table:style-name="ce9" office:value-type="float" office:value="0.032" calcext:value-type="float">
            <text:p>0.0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43" calcext:value-type="float">
            <text:p>43</text:p>
          </table:table-cell>
          <table:table-cell table:style-name="ce9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38" calcext:value-type="float">
            <text:p>38</text:p>
          </table:table-cell>
          <table:table-cell table:style-name="ce9" office:value-type="float" office:value="0.618" calcext:value-type="float">
            <text:p>0.618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table:style-name="ce2" office:value-type="string" calcext:value-type="string">
            <text:p>data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float" office:value="0.276" calcext:value-type="float">
            <text:p>0.27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79" calcext:value-type="float">
            <text:p>79</text:p>
          </table:table-cell>
          <table:table-cell table:style-name="ce9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62" calcext:value-type="float">
            <text:p>62</text:p>
          </table:table-cell>
          <table:table-cell table:style-name="ce9" office:value-type="float" office:value="0.058" calcext:value-type="float">
            <text:p>0.058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0.938" calcext:value-type="float">
            <text:p>0.938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68" calcext:value-type="float">
            <text:p>68</text:p>
          </table:table-cell>
          <table:table-cell table:style-name="ce9" office:value-type="float" office:value="0.26" calcext:value-type="float">
            <text:p>0.26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89" calcext:value-type="float">
            <text:p>89</text:p>
          </table:table-cell>
          <table:table-cell table:style-name="ce9"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68" calcext:value-type="float">
            <text:p>68</text:p>
          </table:table-cell>
          <table:table-cell table:style-name="ce9" office:value-type="float" office:value="0.23" calcext:value-type="float">
            <text:p>0.23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70" calcext:value-type="float">
            <text:p>70</text:p>
          </table:table-cell>
          <table:table-cell table:style-name="ce9" office:value-type="float" office:value="0.236" calcext:value-type="float">
            <text:p>0.236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56" calcext:value-type="float">
            <text:p>56</text:p>
          </table:table-cell>
          <table:table-cell table:style-name="ce9" office:value-type="float" office:value="4.548" calcext:value-type="float">
            <text:p>4.548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table:style-name="ce2" office:value-type="string" calcext:value-type="string">
            <text:p>data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72" calcext:value-type="float">
            <text:p>72</text:p>
          </table:table-cell>
          <table:table-cell table:style-name="ce9" office:value-type="float" office:value="1.17" calcext:value-type="float">
            <text:p>1.17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89" calcext:value-type="float">
            <text:p>89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70" calcext:value-type="float">
            <text:p>70</text:p>
          </table:table-cell>
          <table:table-cell table:style-name="ce9" office:value-type="float" office:value="0.026" calcext:value-type="float">
            <text:p>0.0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72" calcext:value-type="float">
            <text:p>72</text:p>
          </table:table-cell>
          <table:table-cell table:style-name="ce9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float" office:value="0.72" calcext:value-type="float">
            <text:p>0.72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float" office:value="0.388" calcext:value-type="float">
            <text:p>0.388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88" calcext:value-type="float">
            <text:p>88</text:p>
          </table:table-cell>
          <table:table-cell table:style-name="ce9"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71" calcext:value-type="float">
            <text:p>71</text:p>
          </table:table-cell>
          <table:table-cell table:style-name="ce9" office:value-type="float" office:value="0.054" calcext:value-type="float">
            <text:p>0.05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70" calcext:value-type="float">
            <text:p>70</text:p>
          </table:table-cell>
          <table:table-cell table:style-name="ce9"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67" calcext:value-type="float">
            <text:p>67</text:p>
          </table:table-cell>
          <table:table-cell table:style-name="ce9" office:value-type="float" office:value="1.32" calcext:value-type="float">
            <text:p>1.32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table:style-name="ce2" office:value-type="string" calcext:value-type="string">
            <text:p>data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66" calcext:value-type="float">
            <text:p>66</text:p>
          </table:table-cell>
          <table:table-cell table:style-name="ce9" office:value-type="float" office:value="0.708" calcext:value-type="float">
            <text:p>0.708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026" calcext:value-type="float">
            <text:p>0.02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166" calcext:value-type="float">
            <text:p>0.166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66" calcext:value-type="float">
            <text:p>66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036" calcext:value-type="float">
            <text:p>0.03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float" office:value="0.18" calcext:value-type="float">
            <text:p>0.18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table:style-name="ce2" office:value-type="string" calcext:value-type="string">
            <text:p>data/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float" office:value="0.024" calcext:value-type="float">
            <text:p>0.0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float" office:value="0.076" calcext:value-type="float">
            <text:p>0.076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09" calcext:value-type="float">
            <text:p>0.09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float" office:value="0.428" calcext:value-type="float">
            <text:p>0.42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66" calcext:value-type="float">
            <text:p>66</text:p>
          </table:table-cell>
          <table:table-cell table:style-name="ce9"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63" calcext:value-type="float">
            <text:p>63</text:p>
          </table:table-cell>
          <table:table-cell table:style-name="ce9" office:value-type="float" office:value="0.888" calcext:value-type="float">
            <text:p>0.8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table:style-name="ce2" office:value-type="string" calcext:value-type="string">
            <text:p>data/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1.146" calcext:value-type="float">
            <text:p>1.146</text:p>
          </table:table-cell>
          <table:table-cell office:value-type="float" office:value="1.184" calcext:value-type="float">
            <text:p>1.184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04" calcext:value-type="float">
            <text:p>0.00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94" calcext:value-type="float">
            <text:p>0.094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360" calcext:value-type="float">
            <text:p>360</text:p>
          </table:table-cell>
          <table:table-cell table:style-name="ce9"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844" calcext:value-type="float">
            <text:p>844</text:p>
          </table:table-cell>
          <table:table-cell table:style-name="ce9" office:value-type="float" office:value="0.036" calcext:value-type="float">
            <text:p>0.0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845" calcext:value-type="float">
            <text:p>845</text:p>
          </table:table-cell>
          <table:table-cell table:style-name="ce9"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844" calcext:value-type="float">
            <text:p>844</text:p>
          </table:table-cell>
          <table:table-cell table:style-name="ce9" office:value-type="float" office:value="0.238" calcext:value-type="float">
            <text:p>0.23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844" calcext:value-type="float">
            <text:p>844</text:p>
          </table:table-cell>
          <table:table-cell table:style-name="ce9" office:value-type="float" office:value="13.862" calcext:value-type="float">
            <text:p>13.862</text:p>
          </table:table-cell>
          <table:table-cell office:value-type="float" office:value="13.642" calcext:value-type="float">
            <text:p>13.642</text:p>
          </table:table-cell>
        </table:table-row>
        <table:table-row table:style-name="ro1">
          <table:table-cell table:style-name="ce2" office:value-type="string" calcext:value-type="string">
            <text:p>data/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844" calcext:value-type="float">
            <text:p>844</text:p>
          </table:table-cell>
          <table:table-cell table:style-name="ce9" office:value-type="float" office:value="8.9" calcext:value-type="float">
            <text:p>8.9</text:p>
          </table:table-cell>
          <table:table-cell office:value-type="float" office:value="8.992" calcext:value-type="float">
            <text:p>8.992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809" calcext:value-type="float">
            <text:p>809</text:p>
          </table:table-cell>
          <table:table-cell table:style-name="ce9" office:value-type="float" office:value="0.036" calcext:value-type="float">
            <text:p>0.0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808" calcext:value-type="float">
            <text:p>808</text:p>
          </table:table-cell>
          <table:table-cell table:style-name="ce9"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808" calcext:value-type="float">
            <text:p>808</text:p>
          </table:table-cell>
          <table:table-cell table:style-name="ce9" office:value-type="float" office:value="0.234" calcext:value-type="float">
            <text:p>0.23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808" calcext:value-type="float">
            <text:p>808</text:p>
          </table:table-cell>
          <table:table-cell table:style-name="ce9" office:value-type="float" office:value="13.946" calcext:value-type="float">
            <text:p>13.946</text:p>
          </table:table-cell>
          <table:table-cell office:value-type="float" office:value="13.788" calcext:value-type="float">
            <text:p>13.788</text:p>
          </table:table-cell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808" calcext:value-type="float">
            <text:p>808</text:p>
          </table:table-cell>
          <table:table-cell table:style-name="ce9" office:value-type="float" office:value="9.256" calcext:value-type="float">
            <text:p>9.256</text:p>
          </table:table-cell>
          <table:table-cell office:value-type="float" office:value="9.376" calcext:value-type="float">
            <text:p>9.376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LFO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table:style-name="ce2" office:value-type="string" calcext:value-type="string">
            <text:p>data/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SDO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float" office:value="0.032" calcext:value-type="float">
            <text:p>0.03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10500" calcext:value-type="float">
            <text:p>10500</text:p>
          </table:table-cell>
          <table:table-cell table:style-name="ce9" office:value-type="float" office:value="0.508" calcext:value-type="float">
            <text:p>0.508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10500" calcext:value-type="float">
            <text:p>10500</text:p>
          </table:table-cell>
          <table:table-cell table:style-name="ce9" office:value-type="float" office:value="1.448" calcext:value-type="float">
            <text:p>1.448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10500" calcext:value-type="float">
            <text:p>10500</text:p>
          </table:table-cell>
          <table:table-cell table:style-name="ce9" office:value-type="float" office:value="1.784" calcext:value-type="float">
            <text:p>1.784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 table:number-rows-repeated="10485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1" svg:font-family="'Liberation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2:55:08.845173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creator>Ahamad Std]</dc:creator>
    <meta:creation-date>2016-11-09T02:15:07Z</meta:creation-date>
    <dc:date>2016-12-05T14:31:55.472919086</dc:date>
    <meta:editing-duration>PT1H18M35S</meta:editing-duration>
    <meta:editing-cycles>6</meta:editing-cycles>
    <meta:printed-by>Ahamad Std]</meta:printed-by>
    <meta:print-date>2016-12-05T13:02:30.121541048</meta:print-date>
    <meta:document-statistic meta:table-count="4" meta:cell-count="2827" meta:object-count="0"/>
  </office:meta>
</office:document-meta>
</file>